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18b5" officeooo:paragraph-rsid="000318b5"/>
    </style:style>
    <style:style style:name="P2" style:family="paragraph" style:parent-style-name="Standard">
      <style:text-properties officeooo:rsid="00051352" officeooo:paragraph-rsid="00051352"/>
    </style:style>
    <style:style style:name="P3" style:family="paragraph" style:parent-style-name="Standard">
      <style:text-properties officeooo:rsid="00069830" officeooo:paragraph-rsid="00069830"/>
    </style:style>
    <style:style style:name="T1" style:family="text">
      <style:text-properties officeooo:rsid="000513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flectie op feedback</text:p>
      <text:p text:style-name="P1"/>
      <text:p text:style-name="P1">De feedbac<text:span text:style-name="T1">k</text:span></text:p>
      <text:p text:style-name="P1"/>
      <text:p text:style-name="P2">Spelling en gramatica, algemene informatie en gangbare behandelingen, figuur captions, extra informatie EGFR, details pineale tumoren, keuze van dat er 2 tumor types zijn genomen inplaats van 1.</text:p>
      <text:p text:style-name="P2"/>
      <text:p text:style-name="P2">Gezamenlijk:</text:p>
      <text:p text:style-name="P2">De sugestie dat we inplaats van 2 tumor types 1 gaan gebruiken was mischien beter geweest zodat we meer in detail konden gaan in de brochure, dit aan we echter niet doorvoeren omdat we dan de helft van onze informatie weg moeten gooien en dat we daar teveel tijd aan kwijt zijn.</text:p>
      <text:p text:style-name="P2"/>
      <text:p text:style-name="P2">Spelling en gramatica zijn op plekken verbeterd.</text:p>
      <text:p text:style-name="P2"/>
      <text:p text:style-name="P2">Captions toegoevoegd bij plaatjes.</text:p>
      <text:p text:style-name="P2"/>
      <text:p text:style-name="P2">Ivar:</text:p>
      <text:p text:style-name="P2">De feedback van de spelling en gramatica klopt wel en is op een paar plekken verbeterd. Verder is de tekst verkleint naar lettertype acht voor consistentie en ruimte te geven voor extra text.</text:p>
      <text:p text:style-name="P2"/>
      <text:p text:style-name="P2">Verder heb ik de glioma kant met het volgde uitgebreid aan de hand van de feedback.</text:p>
      <text:p text:style-name="P2"/>
      <text:p text:style-name="P2">Kopje introductie uitgebreid met wat algemen informatie ter introductie.</text:p>
      <text:p text:style-name="P3"/>
      <text:p text:style-name="P3">Extra informatie over het EGFR gen en het orginele stukje iets anders verwoord zodat het logischer over zou moeten komen. (ook met verwijzing naar het artikel dat het verband toelight aangezien het teveel info is voor de brochure)</text:p>
      <text:p text:style-name="P2"/>
      <text:p text:style-name="P2">Stij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1T14:29:01.741318986</meta:creation-date>
    <dc:date>2026-02-01T15:25:24.072542412</dc:date>
    <meta:editing-duration>PT5M6S</meta:editing-duration>
    <meta:editing-cycles>1</meta:editing-cycles>
    <meta:document-statistic meta:table-count="0" meta:image-count="0" meta:object-count="0" meta:page-count="1" meta:paragraph-count="13" meta:word-count="195" meta:character-count="1185" meta:non-whitespace-character-count="1003"/>
    <meta:generator>LibreOffice/24.2.7.2$Linux_X86_64 LibreOffice_project/420$Build-2</meta:generator>
  </office:meta>
</office:document-meta>
</file>